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margin-top="0cm" fo:margin-bottom="0.161cm" style:contextual-spacing="false" fo:line-height="100%"/>
    </style:style>
    <style:style style:name="P2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5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rsid="00029803" officeooo:paragraph-rsid="00029803"/>
    </style:style>
    <style:style style:name="P9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0" style:family="paragraph" style:parent-style-name="Standard">
      <style:paragraph-properties fo:margin-left="0.55cm" fo:margin-right="0cm" fo:line-height="100%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1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2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0e296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T1">Lfd. Nr. : </text:span><text:span text:style-name="T2">5</text:span></text:p>
            <text:p text:style-name="P5"><text:s/></text:p>
          </table:table-cell>
          <table:table-cell table:style-name="Tabelle1.B1" office:value-type="string">
            <text:p text:style-name="P7">Protokoll </text:p>
          </table:table-cell>
          <table:table-cell table:style-name="Tabelle1.A1" office:value-type="string">
            <text:p text:style-name="P2"><text:span text:style-name="T3">Bemerkungen:</text:span><text:span text:style-name="T1"> </text:span></text:p>
          </table:table-cell>
        </table:table-row>
      </table:table>
      <text:p text:style-name="P9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1">Arbeitsgruppe: </text:p>
            <text:p text:style-name="P12"><text:s/></text:p>
            <text:p text:style-name="P11"><text:s/></text:p>
            <text:p text:style-name="P5">Gruppenthema: </text:p>
          </table:table-cell>
          <table:table-cell table:style-name="Tabelle2.A1" office:value-type="string">
            <text:p text:style-name="P4">Tarek, Sören, Tobias, Theis, Garrit </text:p>
            <text:p text:style-name="P4"/>
            <text:p text:style-name="P4"/>
            <text:p text:style-name="P3">µC über Internet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2">
          <table:table-cell table:style-name="Tabelle2.A1" office:value-type="string">
            <text:p text:style-name="P12">Zeit / Ort: <text:s/></text:p>
            <text:p text:style-name="P11"><text:s/></text:p>
            <text:p text:style-name="P5">Anwesende: <text:s/></text:p>
          </table:table-cell>
          <table:table-cell table:style-name="Tabelle2.A1" office:value-type="string">
            <text:p text:style-name="P12"><text:s/>09:23 Oldenburg (im BZTG)</text:p>
            <text:p text:style-name="P5"><text:s/></text:p>
            <text:p text:style-name="P5">Tarek, Tobias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3">
          <table:table-cell table:style-name="Tabelle2.A1" office:value-type="string">
            <text:p text:style-name="P4">Ziel(e) der Sitzung? </text:p>
          </table:table-cell>
          <table:table-cell table:style-name="Tabelle2.A1" office:value-type="string">
            <text:p text:style-name="P3">-Terminplan überarbeiten,</text:p>
            <text:p text:style-name="P3">-Servoansteuerung implementieren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2">
          <table:table-cell table:style-name="Tabelle2.A1" office:value-type="string">
            <text:p text:style-name="P4">1. Verlauf </text:p>
          </table:table-cell>
          <table:table-cell table:style-name="Tabelle2.A1" office:value-type="string">
            <text:p text:style-name="P3">Sammlung von Vorgängen, Ideen zur Programmi<text:bookmark text:name="_GoBack"/>erung</text:p>
            <text:p text:style-name="P3"/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5">
          <table:table-cell table:style-name="Tabelle2.A1" office:value-type="string">
            <text:p text:style-name="P4">2. Ergebnisse </text:p>
          </table:table-cell>
          <table:table-cell table:style-name="Tabelle2.A1" office:value-type="string">
            <text:p text:style-name="P3">- Terminplan wurde überarbeitet und als <text:s text:c="5"/>JPG gespeichert 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6">
          <table:table-cell table:style-name="Tabelle2.A1" office:value-type="string">
            <text:p text:style-name="P4">3. Weiterarbeit </text:p>
          </table:table-cell>
          <table:table-cell table:style-name="Tabelle2.A1" office:value-type="string">
            <text:p text:style-name="P8">Fahrzeugbau</text:p>
            <text:p text:style-name="P3"/>
          </table:table-cell>
          <table:table-cell table:style-name="Tabelle2.A1" office:value-type="string">
            <text:p text:style-name="P4"><text:s/></text:p>
          </table:table-cell>
        </table:table-row>
      </table:table>
      <text:p text:style-name="P13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2">Oldenburg, den </text:p>
            <text:p text:style-name="P5">27.01.2014</text:p>
          </table:table-cell>
          <table:table-cell table:style-name="Tabelle3.A1" office:value-type="string">
            <text:p text:style-name="P4">Tobias Beyer</text:p>
          </table:table-cell>
          <table:table-cell table:style-name="Tabelle3.A1" office:value-type="string">
            <text:p text:style-name="P4"><text:s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7</meta:editing-cycles>
    <meta:creation-date>2014-01-27T08:27:00</meta:creation-date>
    <dc:date>2014-03-11T19:31:02.174749118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8" meta:word-count="59" meta:character-count="472" meta:non-whitespace-character-count="3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